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Regular" svg:font-family="Wingdings-Regular"/>
    <style:font-face style:name="ArialMT" svg:font-family="ArialMT"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9902in"/>
    </style:style>
    <style:style style:name="co4" style:family="table-column">
      <style:table-column-properties fo:break-before="auto" style:column-width="3.2165in"/>
    </style:style>
    <style:style style:name="ro3" style:family="table-row">
      <style:table-row-properties style:row-height="0.178in" fo:break-before="auto" style:use-optimal-row-height="true"/>
    </style:style>
    <style:style style:name="ro2" style:family="table-row">
      <style:table-row-properties style:row-height="0.1862in" fo:break-before="auto" style:use-optimal-row-height="true"/>
    </style:style>
    <style:style style:name="ro4" style:family="table-row">
      <style:table-row-properties style:row-height="0.207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Helvetica" fo:font-size="10.5pt" fo:language="en" fo:country="US" fo:font-style="normal" fo:text-shadow="none" style:text-underline-style="none" fo:font-weight="normal" style:text-underline-mode="continuous" style:text-overline-mode="continuous" style:text-line-through-mode="continuous" style:font-name-asian="Helvetica" style:font-size-asian="10.5pt" style:language-asian="en" style:country-asian="US" style:font-style-asian="normal" style:font-weight-asian="normal" style:font-size-complex="5.949999809265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ArialMT" fo:font-size="10.5pt" fo:language="en" fo:country="US" fo:font-style="normal" fo:text-shadow="none" style:text-underline-style="none" fo:font-weight="normal" style:text-underline-mode="continuous" style:text-overline-mode="continuous" style:text-line-through-mode="continuous" style:font-name-asian="ArialMT" style:font-size-asian="10.5pt" style:language-asian="en" style:country-asian="US" style:font-style-asian="normal" style:font-weight-asian="normal" style:font-size-complex="5.949999809265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5.949999809265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font-name="ArialMT" fo:language="en" fo:country="US" fo:font-style="normal" fo:text-shadow="none" style:text-underline-style="none" fo:font-weight="normal" style:text-underline-mode="continuous" style:text-overline-mode="continuous" style:text-line-through-mode="continuous" style:font-name-asian="ArialM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color="#000000" style:font-name="Helvetica" fo:font-size="10.5pt" style:font-name-asian="Helvetica" style:font-size-asian="10.5pt" style:font-name-complex="Helvetica" style:font-size-complex="6pt"/>
    </style:style>
    <style:style style:name="T2" style:family="text">
      <style:text-properties fo:color="#000000" style:font-name="Helvetica" fo:font-size="6.5pt" style:font-name-asian="Helvetica" style:font-size-asian="6.5pt" style:font-name-complex="Helvetica" style:font-size-complex="3.70000004768372pt"/>
    </style:style>
    <style:style style:name="T3" style:family="text">
      <style:text-properties fo:color="#000000" style:font-name="Wingdings-Regular" fo:font-size="10.5pt" style:font-name-asian="Wingdings-Regular" style:font-size-asian="10.5pt" style:font-name-complex="Wingdings-Regular" style:font-size-complex="6pt"/>
    </style:style>
    <style:style style:name="T4" style:family="text">
      <style:text-properties fo:color="#000000" style:font-name="ArialMT" fo:font-size="10.5pt" style:font-name-asian="ArialMT" style:font-size-asian="10.5pt" style:font-name-complex="ArialMT" style:font-size-complex="6pt"/>
    </style:style>
    <style:style style:name="T5" style:family="text">
      <style:text-properties fo:color="#000000" style:font-name="ArialMT" fo:font-size="6.5pt" style:font-name-asian="ArialMT" style:font-size-asian="6.5pt" style:font-name-complex="ArialMT" style:font-size-complex="3.70000004768372pt"/>
    </style:style>
  </office:automatic-styles>
  <office:body>
    <office:spreadsheet>
      <table:table table:name="Sheet1" table:style-name="ta1" table:print="false">
        <table:table-column table:style-name="co2" table:default-cell-style-name="ce2"/>
        <table:table-column table:style-name="co4" table:default-cell-style-name="ce2"/>
        <table:table-row table:style-name="ro2">
          <table:table-cell table:style-name="ce1"/>
          <table:table-cell/>
        </table:table-row>
        <table:table-row table:style-name="ro4">
          <table:table-cell table:style-name="ce1" office:value-type="string">
            <text:p><text:span text:style-name="T1">Changes of CO</text:span><text:span text:style-name="T2">2 </text:span><text:span text:style-name="T1">/ H</text:span><text:span text:style-name="T2">+ </text:span><text:span text:style-name="T1">will be first detected</text:span></text:p>
          </table:table-cell>
          <table:table-cell office:value-type="string">
            <text:p>peripheral chemoreceptors in arterial blood,</text:p>
          </table:table-cell>
        </table:table-row>
        <table:table-row table:style-name="ro2">
          <table:table-cell table:style-name="Default"/>
          <table:table-cell office:value-type="string">
            <text:p>although they are less sensitive. It needs time for the gas to enter the CSF.</text:p>
          </table:table-cell>
        </table:table-row>
        <table:table-row table:style-name="ro2">
          <table:table-cell office:value-type="string">
            <text:p>Arterioles</text:p>
          </table:table-cell>
          <table:table-cell office:value-type="string">
            <text:p>highest ratio of wall cross‐sectional area to lumen cross‐sectional area.</text:p>
          </table:table-cell>
        </table:table-row>
        <table:table-row table:style-name="ro2">
          <table:table-cell office:value-type="string">
            <text:p>Increased peripheral vascular resistance</text:p>
          </table:table-cell>
          <table:table-cell office:value-type="string">
            <text:p>the result of stimulating sympathetic adrenergic neurons. (Diaphoresis is sympathetic cholinergic)</text:p>
          </table:table-cell>
        </table:table-row>
        <table:table-row table:style-name="ro2">
          <table:table-cell office:value-type="string">
            <text:p>During intense static exercise (e.g. weight lifting)</text:p>
          </table:table-cell>
          <table:table-cell office:value-type="string">
            <text:p>contraction of muscle will compress blood vessels and increase the PVR, decreasing the blood flow to the muscle. During normal exercise, metabolites will dilate the blood vessels.</text:p>
          </table:table-cell>
        </table:table-row>
        <table:table-row table:style-name="ro4">
          <table:table-cell table:style-name="Default" office:value-type="string">
            <text:p>Anemia <text:span text:style-name="T1">↓RBC)</text:span></text:p>
          </table:table-cell>
          <table:table-cell table:style-name="ce1" office:value-type="string">
            <text:p><text:span text:style-name="T1">NOT decrease the arterial PO</text:span><text:span text:style-name="T2">2 </text:span><text:span text:style-name="T1">and O</text:span><text:span text:style-name="T2">2 </text:span><text:span text:style-name="T1">saturation. It will decrease venous PO</text:span><text:span text:style-name="T2">2</text:span><text:span text:style-name="T1">. What will be decreased in arteries is the O</text:span><text:span text:style-name="T2">2</text:span><text:span text:style-name="T1">‐carrying capacity of the blood.</text:span></text:p>
          </table:table-cell>
        </table:table-row>
        <table:table-row table:style-name="ro2">
          <table:table-cell office:value-type="string">
            <text:p>Autoregulation of GFR and RPF </text:p>
          </table:table-cell>
          <table:table-cell office:value-type="string">
            <text:p>achieved by afferent constriction and efferent dilation.</text:p>
          </table:table-cell>
        </table:table-row>
        <table:table-row table:style-name="ro2">
          <table:table-cell office:value-type="string">
            <text:p>Glycogenolysis </text:p>
          </table:table-cell>
          <table:table-cell office:value-type="string">
            <text:p>supply glucose for 16 ‐ 24 hrs. of fasting. Gluconeogenesis comes in after,</text:p>
          </table:table-cell>
        </table:table-row>
        <table:table-row table:style-name="ro2">
          <table:table-cell table:style-name="Default"/>
          <table:table-cell office:value-type="string">
            <text:p>peaking at 1.5 days. Ketone bodies rise after 1 week.</text:p>
          </table:table-cell>
        </table:table-row>
        <table:table-row table:style-name="ro2">
          <table:table-cell office:value-type="string">
            <text:p><text:s/>Corpus luteum</text:p>
          </table:table-cell>
          <table:table-cell office:value-type="string">
            <text:p>secretes estrogens, progesterone, and relaxin. hCG maintains the corpus luteum</text:p>
          </table:table-cell>
        </table:table-row>
        <table:table-row table:style-name="ro2">
          <table:table-cell table:style-name="Default"/>
          <table:table-cell office:value-type="string">
            <text:p>during 1st trimester.</text:p>
          </table:table-cell>
        </table:table-row>
        <table:table-row table:style-name="ro2">
          <table:table-cell office:value-type="string">
            <text:p>Creatine</text:p>
          </table:table-cell>
          <table:table-cell office:value-type="string">
            <text:p>filtered and secreted in PT.</text:p>
          </table:table-cell>
        </table:table-row>
        <table:table-row table:style-name="ro2">
          <table:table-cell office:value-type="string">
            <text:p>Stomach lumen</text:p>
          </table:table-cell>
          <table:table-cell office:value-type="string">
            <text:p>Protective: mucus, gastrin, prostagladins. Damaging: H. pylori, aspirin, NSAIDs,</text:p>
          </table:table-cell>
        </table:table-row>
        <table:table-row table:style-name="ro2">
          <table:table-cell table:style-name="Default"/>
          <table:table-cell office:value-type="string">
            <text:p>ethanol, and bile salts.</text:p>
          </table:table-cell>
        </table:table-row>
        <table:table-row table:style-name="ro2">
          <table:table-cell office:value-type="string">
            <text:p>5α‐reductase</text:p>
          </table:table-cell>
          <table:table-cell office:value-type="string">
            <text:p>testosterone to DHEAS (more potent than testosterone).</text:p>
          </table:table-cell>
        </table:table-row>
        <table:table-row table:style-name="ro2">
          <table:table-cell office:value-type="string">
            <text:p>Epinepherine:</text:p>
          </table:table-cell>
          <table:table-cell office:value-type="string">
            <text:p>decrease glycogen synthesis</text:p>
          </table:table-cell>
        </table:table-row>
        <table:table-row table:style-name="ro3">
          <table:table-cell table:style-name="Default" office:value-type="string">
            <text:p>glucocorticoids: </text:p>
          </table:table-cell>
          <table:table-cell table:style-name="Default" office:value-type="string">
            <text:p>increase glycogen syn</text:p>
          </table:table-cell>
        </table:table-row>
        <table:table-row table:style-name="ro2">
          <table:table-cell office:value-type="string">
            <text:p>difference between glucagon and epinephrine</text:p>
          </table:table-cell>
          <table:table-cell office:value-type="string">
            <text:p>glucagon works on liver, epi works on muscle,</text:p>
          </table:table-cell>
        </table:table-row>
        <table:table-row table:style-name="ro2">
          <table:table-cell table:style-name="Default"/>
          <table:table-cell office:value-type="string">
            <text:p>adipose, and liver.</text:p>
          </table:table-cell>
        </table:table-row>
        <table:table-row table:style-name="ro2">
          <table:table-cell office:value-type="string">
            <text:p>Fertilization</text:p>
          </table:table-cell>
          <table:table-cell office:value-type="string">
            <text:p>occurs at ampulla, not fimbriae.</text:p>
          </table:table-cell>
        </table:table-row>
        <table:table-row table:style-name="ro2">
          <table:table-cell table:style-name="Default" office:value-type="string">
            <text:p>volume </text:p>
          </table:table-cell>
          <table:table-cell office:value-type="string">
            <text:p>ISF = ECF ‐ plasma volume. Plasma volume ‐ albumin; ECF ‐ inulin.</text:p>
          </table:table-cell>
        </table:table-row>
        <table:table-row table:style-name="ro2">
          <table:table-cell table:style-name="Default"/>
          <table:table-cell office:value-type="string">
            <text:p>Blood volume ‐ Cr‐red cells; heavy water ‐ TBW.</text:p>
          </table:table-cell>
        </table:table-row>
        <table:table-row table:style-name="ro4">
          <table:table-cell table:style-name="ce1" office:value-type="string">
            <text:p><text:span text:style-name="T1">↑</text:span><text:span text:style-name="T1">PCO</text:span><text:span text:style-name="T2">2</text:span></text:p>
          </table:table-cell>
          <table:table-cell office:value-type="string">
            <text:p>increases cerebral blood flow.</text:p>
          </table:table-cell>
        </table:table-row>
        <table:table-row table:style-name="ro2">
          <table:table-cell office:value-type="string">
            <text:p>Atropine</text:p>
          </table:table-cell>
          <table:table-cell office:value-type="string">
            <text:p>won't affect BP because no parasympathetic on blood vessels.</text:p>
          </table:table-cell>
        </table:table-row>
        <table:table-row table:style-name="ro2">
          <table:table-cell office:value-type="string">
            <text:p>StAR (steroidogenic acute regulatory protein) mutation</text:p>
          </table:table-cell>
          <table:table-cell office:value-type="string">
            <text:p>Congenital lopoid adrenal hyperplasia</text:p>
          </table:table-cell>
        </table:table-row>
        <table:table-row table:style-name="ro2">
          <table:table-cell table:style-name="Default"/>
          <table:table-cell office:value-type="string">
            <text:p>(impaired conversion of cholesterol to pregnenolone)</text:p>
          </table:table-cell>
        </table:table-row>
        <table:table-row table:style-name="ro2">
          <table:table-cell office:value-type="string">
            <text:p>Nerve regeneration rate</text:p>
          </table:table-cell>
          <table:table-cell office:value-type="string">
            <text:p>1 mm/day</text:p>
          </table:table-cell>
        </table:table-row>
        <table:table-row table:style-name="ro2">
          <table:table-cell office:value-type="string">
            <text:p>Phase 4 of cardiac potential</text:p>
          </table:table-cell>
          <table:table-cell office:value-type="string">
            <text:p>Na3 ‐ Ca1 exchanger </text:p>
          </table:table-cell>
        </table:table-row>
        <table:table-row table:style-name="ro2">
          <table:table-cell office:value-type="string">
            <text:p>KI right after radiation exposure</text:p>
          </table:table-cell>
          <table:table-cell office:value-type="string">
            <text:p>saturate the iodide pump, and thus stop the gland from</text:p>
          </table:table-cell>
        </table:table-row>
        <table:table-row table:style-name="ro2">
          <table:table-cell table:style-name="Default"/>
          <table:table-cell office:value-type="string">
            <text:p>uptake of the radioactive iodide.</text:p>
          </table:table-cell>
        </table:table-row>
        <table:table-row table:style-name="ro2">
          <table:table-cell office:value-type="string">
            <text:p>21‐hydroxylase deficiency </text:p>
          </table:table-cell>
          <table:table-cell office:value-type="string">
            <text:p>most common form of congenital adrenal hyperplasia.</text:p>
          </table:table-cell>
        </table:table-row>
        <table:table-row table:style-name="ro2">
          <table:table-cell office:value-type="string">
            <text:p>after muscle contraction</text:p>
          </table:table-cell>
          <table:table-cell office:value-type="string">
            <text:p>Ca is pumped back into SR, and binds to calsequestrin.</text:p>
          </table:table-cell>
        </table:table-row>
        <table:table-row table:style-name="ro2">
          <table:table-cell office:value-type="string">
            <text:p>Both ACh and CCK</text:p>
          </table:table-cell>
          <table:table-cell office:value-type="string">
            <text:p>little effect on pancreatic HCO3‐ secretion alone, but produce additive</text:p>
          </table:table-cell>
        </table:table-row>
        <table:table-row table:style-name="ro2">
          <table:table-cell table:style-name="Default"/>
          <table:table-cell office:value-type="string">
            <text:p>response when combined with secretin.</text:p>
          </table:table-cell>
        </table:table-row>
        <table:table-row table:style-name="ro2">
          <table:table-cell office:value-type="string">
            <text:p>Granulosa cells</text:p>
          </table:table-cell>
          <table:table-cell office:value-type="string">
            <text:p>express LH receptors so that they can secrete testosterone after the formation</text:p>
          </table:table-cell>
        </table:table-row>
        <table:table-row table:style-name="ro2">
          <table:table-cell table:style-name="Default"/>
          <table:table-cell office:value-type="string">
            <text:p>of corpus luteum.</text:p>
          </table:table-cell>
        </table:table-row>
        <table:table-row table:style-name="ro2">
          <table:table-cell office:value-type="string">
            <text:p>Most oocytes in ovary</text:p>
          </table:table-cell>
          <table:table-cell office:value-type="string">
            <text:p>in prophase, meiosis I. After ovulation, one will become metaphase,</text:p>
          </table:table-cell>
        </table:table-row>
        <table:table-row table:style-name="ro2">
          <table:table-cell table:style-name="Default"/>
          <table:table-cell office:value-type="string">
            <text:p>meiosis II.</text:p>
          </table:table-cell>
        </table:table-row>
        <table:table-row table:style-name="ro2">
          <table:table-cell office:value-type="string">
            <text:p>Myosin ATPase activity </text:p>
          </table:table-cell>
          <table:table-cell office:value-type="string">
            <text:p>determines the contraction velocity.</text:p>
          </table:table-cell>
        </table:table-row>
        <table:table-row table:style-name="ro2">
          <table:table-cell office:value-type="string">
            <text:p>Pregnancy</text:p>
          </table:table-cell>
          <table:table-cell office:value-type="string">
            <text:p>hGH ‐ looks like GH, but acts to stimulate IGF (anti‐insulin effect)</text:p>
          </table:table-cell>
        </table:table-row>
        <table:table-row table:style-name="ro2">
          <table:table-cell office:value-type="string">
            <text:p>Muscle contraction</text:p>
          </table:table-cell>
          <table:table-cell office:value-type="string">
            <text:p>first few seconds: creatine‐P and ATP; 10‐100 secs: glycogen breakdown.</text:p>
          </table:table-cell>
        </table:table-row>
        <table:table-row table:style-name="ro2">
          <table:table-cell office:value-type="string">
            <text:p>Acetazolamide</text:p>
          </table:table-cell>
          <table:table-cell office:value-type="string">
            <text:p>CA inhibitor increases HCO3 excretion, decreases NH4+ excretion, which</text:p>
          </table:table-cell>
        </table:table-row>
        <table:table-row table:style-name="ro2">
          <table:table-cell table:style-name="Default"/>
          <table:table-cell office:value-type="string">
            <text:p>facilitates Na+ and K+ excretion, and water excretion.</text:p>
          </table:table-cell>
        </table:table-row>
        <table:table-row table:style-name="ro2">
          <table:table-cell office:value-type="string">
            <text:p>Blood flow to intestine after a fatty meal increases</text:p>
          </table:table-cell>
          <table:table-cell office:value-type="string">
            <text:p>due to CCK.</text:p>
          </table:table-cell>
        </table:table-row>
        <table:table-row table:style-name="ro2">
          <table:table-cell office:value-type="string">
            <text:p>Menopause:</text:p>
          </table:table-cell>
          <table:table-cell office:value-type="string">
            <text:p>LH, FSH, GnRH</text:p>
          </table:table-cell>
        </table:table-row>
        <table:table-row table:style-name="ro2">
          <table:table-cell office:value-type="string">
            <text:p><text:s/>CCK i</text:p>
          </table:table-cell>
          <table:table-cell office:value-type="string">
            <text:p>only hormone that inhibits gastric emptying.</text:p>
          </table:table-cell>
        </table:table-row>
        <table:table-row table:style-name="ro4">
          <table:table-cell table:style-name="Default" office:value-type="string">
            <text:p>lympho drainage </text:p>
          </table:table-cell>
          <table:table-cell table:style-name="ce4" office:value-type="string">
            <text:p><text:span text:style-name="T1">ight upper body</text:span><text:span text:style-name="T3"></text:span><text:span text:style-name="T1">right lymphatic duct</text:span><text:span text:style-name="T3"></text:span><text:span text:style-name="T1">right subclavian vein; Rest of body</text:span><text:span text:style-name="T3"></text:span><text:span text:style-name="T1">thoracic duct</text:span></text:p>
          </table:table-cell>
        </table:table-row>
        <table:table-row table:style-name="ro4">
          <table:table-cell table:style-name="Default"/>
          <table:table-cell table:style-name="ce4" office:value-type="string">
            <text:p><text:span text:style-name="T3"></text:span><text:span text:style-name="T1">left subclavian vein.</text:span></text:p>
          </table:table-cell>
        </table:table-row>
        <table:table-row table:style-name="ro2">
          <table:table-cell office:value-type="string">
            <text:p>Only colonic bacteria</text:p>
          </table:table-cell>
          <table:table-cell office:value-type="string">
            <text:p>modify primary bile acids to secondary (deconjugated).</text:p>
          </table:table-cell>
        </table:table-row>
        <table:table-row table:style-name="ro2">
          <table:table-cell office:value-type="string">
            <text:p>The fetal adrenal cortex</text:p>
          </table:table-cell>
          <table:table-cell office:value-type="string">
            <text:p>synthesizes DHEA because it lacks 3‐beta‐hydroxysteroid</text:p>
          </table:table-cell>
        </table:table-row>
        <table:table-row table:style-name="ro2">
          <table:table-cell table:style-name="Default"/>
          <table:table-cell office:value-type="string">
            <text:p>dehydrogenase, and hence cannot produce the glucocorticoid and progesterone from</text:p>
          </table:table-cell>
        </table:table-row>
        <table:table-row table:style-name="ro2">
          <table:table-cell table:style-name="Default"/>
          <table:table-cell office:value-type="string">
            <text:p>pregnenolone.</text:p>
          </table:table-cell>
        </table:table-row>
        <table:table-row table:style-name="ro2">
          <table:table-cell office:value-type="string">
            <text:p><text:s/>GIP </text:p>
          </table:table-cell>
          <table:table-cell office:value-type="string">
            <text:p>released by presence of fat, carbo, or protein in GI. It is a strong stimulator of insulin</text:p>
          </table:table-cell>
        </table:table-row>
        <table:table-row table:style-name="ro2">
          <table:table-cell table:style-name="Default"/>
          <table:table-cell office:value-type="string">
            <text:p>release. Thus more insulin is released by oral glucose than IV.</text:p>
          </table:table-cell>
        </table:table-row>
        <table:table-row table:style-name="ro2">
          <table:table-cell office:value-type="string">
            <text:p>seminal vesicle</text:p>
          </table:table-cell>
          <table:table-cell office:value-type="string">
            <text:p>secretes the majority of seminal fluid (60%). Prostate gland secrets 20‐30%,</text:p>
          </table:table-cell>
        </table:table-row>
        <table:table-row table:style-name="ro2">
          <table:table-cell table:style-name="Default"/>
          <table:table-cell office:value-type="string">
            <text:p>including acid phosphatase, citric acid, calcium, clotting enzyme, proteolytic enzymes, proteins,</text:p>
          </table:table-cell>
        </table:table-row>
        <table:table-row table:style-name="ro2">
          <table:table-cell table:style-name="Default"/>
          <table:table-cell office:value-type="string">
            <text:p>profibrinolysin, and zinc.</text:p>
          </table:table-cell>
        </table:table-row>
        <table:table-row table:style-name="ro2">
          <table:table-cell office:value-type="string">
            <text:p>Transcutaneous electrical nerve</text:p>
          </table:table-cell>
          <table:table-cell office:value-type="string">
            <text:p>stimulation trigger inhibitory interneurons (gate‐keepers) in</text:p>
          </table:table-cell>
        </table:table-row>
        <table:table-row table:style-name="ro2">
          <table:table-cell table:style-name="Default"/>
          <table:table-cell office:value-type="string">
            <text:p>spinal cord which partially blocks the transmission of pain impulses.</text:p>
          </table:table-cell>
        </table:table-row>
        <table:table-row table:style-name="ro2">
          <table:table-cell office:value-type="string">
            <text:p>Allodynia</text:p>
          </table:table-cell>
          <table:table-cell office:value-type="string">
            <text:p>perception of pain following a normally innocuous stimulation.</text:p>
          </table:table-cell>
        </table:table-row>
        <table:table-row table:style-name="ro4">
          <table:table-cell office:value-type="string">
            <text:p>ppl living on high altitude:</text:p>
          </table:table-cell>
          <table:table-cell table:style-name="ce1" office:value-type="string">
            <text:p><text:span text:style-name="T1">arterial O</text:span><text:span text:style-name="T2">2 </text:span><text:span text:style-name="T1">content is the same as normal ppl (due to increase in</text:span></text:p>
          </table:table-cell>
        </table:table-row>
        <table:table-row table:style-name="ro4">
          <table:table-cell table:style-name="Default"/>
          <table:table-cell table:style-name="ce1" office:value-type="string">
            <text:p><text:span text:style-name="T1">hematocrit), but arterial PO</text:span><text:span text:style-name="T2">2 </text:span><text:span text:style-name="T1">(oxygen tension) and arterial O</text:span><text:span text:style-name="T2">2 </text:span><text:span text:style-name="T1">saturation are decreased.</text:span></text:p>
          </table:table-cell>
        </table:table-row>
        <table:table-row table:style-name="ro2">
          <table:table-cell office:value-type="string">
            <text:p>ACTH release</text:p>
          </table:table-cell>
          <table:table-cell office:value-type="string">
            <text:p>depends on circadian rhythm. GH, prolactin, and TSH depends on sleep cycle, not</text:p>
          </table:table-cell>
        </table:table-row>
        <table:table-row table:style-name="ro2">
          <table:table-cell table:style-name="Default"/>
          <table:table-cell office:value-type="string">
            <text:p>circadian rhythm.</text:p>
          </table:table-cell>
        </table:table-row>
        <table:table-row table:style-name="ro2">
          <table:table-cell office:value-type="string">
            <text:p>Acidosis/alkalosis with compensation</text:p>
          </table:table-cell>
          <table:table-cell office:value-type="string">
            <text:p>mixed </text:p>
          </table:table-cell>
        </table:table-row>
        <table:table-row table:style-name="ro2">
          <table:table-cell office:value-type="string">
            <text:p>Normal exercise:</text:p>
          </table:table-cell>
          <table:table-cell office:value-type="string">
            <text:p>VEGF goes up, but bFGF doesn't go up unless the muscles are severely hypoxic</text:p>
          </table:table-cell>
        </table:table-row>
        <table:table-row table:style-name="ro2">
          <table:table-cell table:style-name="Default"/>
          <table:table-cell office:value-type="string">
            <text:p>or ischemic.</text:p>
          </table:table-cell>
        </table:table-row>
        <table:table-row table:style-name="ro2">
          <table:table-cell office:value-type="string">
            <text:p>Ketoacidosis, lactic acidosis, and uremic acidosis</text:p>
          </table:table-cell>
          <table:table-cell office:value-type="string">
            <text:p>haracterized by high anion gap (normal: 8 ‐</text:p>
          </table:table-cell>
        </table:table-row>
        <table:table-row table:style-name="ro2">
          <table:table-cell table:style-name="Default"/>
          <table:table-cell office:value-type="string">
            <text:p>16).</text:p>
          </table:table-cell>
        </table:table-row>
        <table:table-row table:style-name="ro2">
          <table:table-cell office:value-type="string">
            <text:p>duodenum</text:p>
          </table:table-cell>
          <table:table-cell office:value-type="string">
            <text:p>main site of dietary lipid digestion, while the jejunum is the main site of lipid</text:p>
          </table:table-cell>
        </table:table-row>
        <table:table-row table:style-name="ro2">
          <table:table-cell table:style-name="Default"/>
          <table:table-cell office:value-type="string">
            <text:p>absorption. The ileum is the site of bile and vit B12 absorption</text:p>
          </table:table-cell>
        </table:table-row>
        <table:table-row table:style-name="ro2">
          <table:table-cell office:value-type="string">
            <text:p>Cholecystectomy</text:p>
          </table:table-cell>
          <table:table-cell office:value-type="string">
            <text:p>result in increased rate of enterohepatic circulation (bile is constantly</text:p>
          </table:table-cell>
        </table:table-row>
        <table:table-row table:style-name="ro2">
          <table:table-cell table:style-name="Default"/>
          <table:table-cell office:value-type="string">
            <text:p>released into duodenum).</text:p>
          </table:table-cell>
        </table:table-row>
        <table:table-row table:style-name="ro2">
          <table:table-cell office:value-type="string">
            <text:p>Adenosine and Ach</text:p>
          </table:table-cell>
          <table:table-cell office:value-type="string">
            <text:p>activates K+ channels and prolongs K+ flow (phase 4), and inhibits L‐type</text:p>
          </table:table-cell>
        </table:table-row>
        <table:table-row table:style-name="ro4">
          <table:table-cell table:style-name="Default"/>
          <table:table-cell table:style-name="ce1" office:value-type="string">
            <text:p><text:span text:style-name="T1">Ca</text:span><text:span text:style-name="T2">2+ </text:span><text:span text:style-name="T1">channels.</text:span></text:p>
          </table:table-cell>
        </table:table-row>
        <table:table-row table:style-name="ro4">
          <table:table-cell table:style-name="ce1" office:value-type="string">
            <text:p><text:span text:style-name="T1">PaCO</text:span><text:span text:style-name="T2">2</text:span><text:span text:style-name="T1">=</text:span></text:p>
          </table:table-cell>
          <table:table-cell office:value-type="string">
            <text:p>1.5x(HCO3+8±2)</text:p>
          </table:table-cell>
        </table:table-row>
        <table:table-row table:style-name="ro4">
          <table:table-cell office:value-type="string">
            <text:p>DKA patient</text:p>
          </table:table-cell>
          <table:table-cell table:style-name="ce1" office:value-type="string">
            <text:p><text:span text:style-name="T1">be aware of respiratory failure due to low PaCO</text:span><text:span text:style-name="T2">2</text:span><text:span text:style-name="T1">.</text:span></text:p>
          </table:table-cell>
        </table:table-row>
        <table:table-row table:style-name="ro2">
          <table:table-cell table:style-name="Default"/>
          <table:table-cell office:value-type="string">
            <text:p>1% of filtered sodium is excreted. 40 ‐ 50% of filtered urea is excreted.</text:p>
          </table:table-cell>
        </table:table-row>
        <table:table-row table:style-name="ro2">
          <table:table-cell office:value-type="string">
            <text:p>Skeletal muscles</text:p>
          </table:table-cell>
          <table:table-cell office:value-type="string">
            <text:p>intracellular calcium pool; Smooth muscles: extracellular calcium via V‐gated</text:p>
          </table:table-cell>
        </table:table-row>
        <table:table-row table:style-name="ro2">
          <table:table-cell office:value-type="string">
            <text:p>Myasthenia gravis:</text:p>
          </table:table-cell>
          <table:table-cell office:value-type="string">
            <text:p>a. Waxing and waning progressive weakness of certain voluntary muscles, esp. CNs b. Progressive weakening during continued activity c. Rapid restoration of strength of affected muscles with rest d. Improvement in strength following cholinesterase inhibitors</text:p>
          </table:table-cell>
        </table:table-row>
        <table:table-row table:style-name="ro2">
          <table:table-cell table:style-name="Default"/>
          <table:table-cell office:value-type="string">
            <text:p>e. Reduced end plate potential</text:p>
          </table:table-cell>
        </table:table-row>
        <table:table-row table:style-name="ro2">
          <table:table-cell office:value-type="string">
            <text:p>Scopolamine</text:p>
          </table:table-cell>
          <table:table-cell office:value-type="string">
            <text:p>selective M antagonist</text:p>
          </table:table-cell>
        </table:table-row>
        <table:table-row table:style-name="ro4">
          <table:table-cell office:value-type="string">
            <text:p>Mallory Weiss</text:p>
          </table:table-cell>
          <table:table-cell table:style-name="ce4" office:value-type="string">
            <text:p><text:span text:style-name="T3"></text:span><text:span text:style-name="T1">vomiting</text:span><text:span text:style-name="T3"></text:span><text:span text:style-name="T1">metabolic alkalosis</text:span></text:p>
          </table:table-cell>
        </table:table-row>
        <table:table-row table:style-name="ro2">
          <table:table-cell office:value-type="string">
            <text:p>Ileum and colon release peptide YY</text:p>
          </table:table-cell>
          <table:table-cell office:value-type="string">
            <text:p><text:s/>binds to enterochromaffin‐like (ECL) cells, inhibiting</text:p>
          </table:table-cell>
        </table:table-row>
        <table:table-row table:style-name="ro2">
          <table:table-cell table:style-name="Default"/>
          <table:table-cell office:value-type="string">
            <text:p>gastrin‐stimulated histamine release from ECLs.</text:p>
          </table:table-cell>
        </table:table-row>
        <table:table-row table:style-name="ro2">
          <table:table-cell office:value-type="string">
            <text:p>Cephalic and gastric phases</text:p>
          </table:table-cell>
          <table:table-cell office:value-type="string">
            <text:p><text:s/>stimulate gastric acid secretion</text:p>
          </table:table-cell>
        </table:table-row>
        <table:table-row table:style-name="ro2">
          <table:table-cell office:value-type="string">
            <text:p><text:s/>CCK</text:p>
          </table:table-cell>
          <table:table-cell office:value-type="string">
            <text:p>gallbladder contraction + pancreatic enzyme secretion </text:p>
          </table:table-cell>
        </table:table-row>
        <table:table-row table:style-name="ro2">
          <table:table-cell office:value-type="string">
            <text:p>VIP (produced in pancreas)</text:p>
          </table:table-cell>
          <table:table-cell office:value-type="string">
            <text:p>stimulates intestinal water secretion + counteracts gastrin +</text:p>
          </table:table-cell>
        </table:table-row>
        <table:table-row table:style-name="ro2">
          <table:table-cell table:style-name="Default"/>
          <table:table-cell office:value-type="string">
            <text:p>promotes HCO3 secretion.</text:p>
          </table:table-cell>
        </table:table-row>
        <table:table-row table:style-name="ro4">
          <table:table-cell office:value-type="string">
            <text:p><text:s/>Panic attack</text:p>
          </table:table-cell>
          <table:table-cell table:style-name="ce5" office:value-type="string">
            <text:p><text:span text:style-name="T1">hyperventilation</text:span><text:span text:style-name="T3"></text:span><text:span text:style-name="T1">↓PCO</text:span><text:span text:style-name="T2">2</text:span></text:p>
          </table:table-cell>
        </table:table-row>
        <table:table-row table:style-name="ro2">
          <table:table-cell office:value-type="string">
            <text:p>Aortic regurgitation</text:p>
          </table:table-cell>
          <table:table-cell office:value-type="string">
            <text:p>bounding pulses, head‐bobbing</text:p>
          </table:table-cell>
        </table:table-row>
        <table:table-row table:style-name="ro2">
          <table:table-cell office:value-type="string">
            <text:p>Anaphylaxis: </text:p>
          </table:table-cell>
          <table:table-cell office:value-type="string">
            <text:p>dilation of arterioles and veins.</text:p>
          </table:table-cell>
        </table:table-row>
        <table:table-row table:style-name="ro4">
          <table:table-cell office:value-type="string">
            <text:p>ADH:</text:p>
          </table:table-cell>
          <table:table-cell table:style-name="ce5" office:value-type="string">
            <text:p><text:span text:style-name="T1">V</text:span><text:span text:style-name="T2">2 </text:span><text:span text:style-name="T1">receptor in collecting duct</text:span><text:span text:style-name="T3"></text:span><text:span text:style-name="T1">both water and urea reabsorption.</text:span></text:p>
          </table:table-cell>
        </table:table-row>
        <table:table-row table:style-name="ro2">
          <table:table-cell office:value-type="string">
            <text:p>Relative polycythemia</text:p>
          </table:table-cell>
          <table:table-cell office:value-type="string">
            <text:p>Normal RBC mass. Absolute: increase RBC mass</text:p>
          </table:table-cell>
        </table:table-row>
        <table:table-row table:style-name="ro4">
          <table:table-cell office:value-type="string">
            <text:p>After insulin infusion for DKA: </text:p>
          </table:table-cell>
          <table:table-cell table:style-name="ce5" office:value-type="string">
            <text:p><text:span text:style-name="T1"><text:s/>↓</text:span><text:span text:style-name="T1">ketone bodies</text:span><text:span text:style-name="T3"></text:span><text:span text:style-name="T1">↑HCO</text:span><text:span text:style-name="T2">3‐</text:span><text:span text:style-name="T1">.</text:span></text:p>
          </table:table-cell>
        </table:table-row>
        <table:table-row table:style-name="ro4">
          <table:table-cell office:value-type="string">
            <text:p>CO</text:p>
          </table:table-cell>
          <table:table-cell table:style-name="ce1" office:value-type="string">
            <text:p><text:span text:style-name="T1">doesn't increase PaO</text:span><text:span text:style-name="T2">2</text:span><text:span text:style-name="T1">. It decreases O</text:span><text:span text:style-name="T2">2 </text:span><text:span text:style-name="T1">content </text:span></text:p>
          </table:table-cell>
        </table:table-row>
        <table:table-row table:style-name="ro4">
          <table:table-cell office:value-type="string">
            <text:p>Type I slow twitch fibers </text:p>
          </table:table-cell>
          <table:table-cell table:style-name="ce1" office:value-type="string">
            <text:p><text:span text:style-name="T1">ow‐level sustained force (postural): high myoglobin (O</text:span><text:span text:style-name="T2">2 </text:span><text:span text:style-name="T1">storage)</text:span></text:p>
          </table:table-cell>
        </table:table-row>
        <table:table-row table:style-name="ro2">
          <table:table-cell table:style-name="Default"/>
          <table:table-cell office:value-type="string">
            <text:p>and mitochondrial concentrations. Type II are the big muscles.</text:p>
          </table:table-cell>
        </table:table-row>
        <table:table-row table:style-name="ro2">
          <table:table-cell office:value-type="string">
            <text:p>Filtration fraction (FF)</text:p>
          </table:table-cell>
          <table:table-cell office:value-type="string">
            <text:p>GFR / RPF.</text:p>
          </table:table-cell>
        </table:table-row>
        <table:table-row table:style-name="ro2">
          <table:table-cell office:value-type="string">
            <text:p>Cardiac conduction velocity</text:p>
          </table:table-cell>
          <table:table-cell office:value-type="string">
            <text:p>slowest in AV node, fastest in Purkinje. Atrial muscle is faster than ventricular muscle conduction.</text:p>
          </table:table-cell>
        </table:table-row>
        <table:table-row table:style-name="ro2">
          <table:table-cell office:value-type="string">
            <text:p>Veripamil</text:p>
          </table:table-cell>
          <table:table-cell office:value-type="string">
            <text:p>Ca+ blocker</text:p>
          </table:table-cell>
        </table:table-row>
        <table:table-row table:style-name="ro4">
          <table:table-cell office:value-type="string">
            <text:p>Nitroprusside</text:p>
          </table:table-cell>
          <table:table-cell table:style-name="ce4" office:value-type="string">
            <text:p><text:span text:style-name="T1">venous and arterial vasodilator</text:span><text:span text:style-name="T3"></text:span><text:span text:style-name="T1">decrease afterload</text:span></text:p>
          </table:table-cell>
        </table:table-row>
        <table:table-row table:style-name="ro4">
          <table:table-cell office:value-type="string">
            <text:p>PAH </text:p>
          </table:table-cell>
          <table:table-cell table:style-name="ce4" office:value-type="string">
            <text:p><text:span text:style-name="T1">can calculate RPF</text:span><text:span text:style-name="T3"></text:span><text:span text:style-name="T1">RBF, don't forget hematocrit</text:span></text:p>
          </table:table-cell>
        </table:table-row>
        <table:table-row table:style-name="ro4">
          <table:table-cell office:value-type="string">
            <text:p>Sleep apnea</text:p>
          </table:table-cell>
          <table:table-cell table:style-name="ce4" office:value-type="string">
            <text:p><text:span text:style-name="T1">systemic and pulmonary vasoconstriction + sympathetic cardiac stimulation</text:span><text:span text:style-name="T3"></text:span></text:p>
          </table:table-cell>
        </table:table-row>
        <table:table-row table:style-name="ro2">
          <table:table-cell table:style-name="Default"/>
          <table:table-cell office:value-type="string">
            <text:p>pulmonary hypertension and RHF</text:p>
          </table:table-cell>
        </table:table-row>
        <table:table-row table:style-name="ro2">
          <table:table-cell office:value-type="string">
            <text:p>Atrial arrhythmia</text:p>
          </table:table-cell>
          <table:table-cell office:value-type="string">
            <text:p>absent P waves</text:p>
          </table:table-cell>
        </table:table-row>
        <table:table-row table:style-name="ro2">
          <table:table-cell office:value-type="string">
            <text:p>Bone mass differences:</text:p>
          </table:table-cell>
          <table:table-cell office:value-type="string">
            <text:p><text:s/>genetic factors play the big role, then environmental factors like</text:p>
          </table:table-cell>
        </table:table-row>
        <table:table-row table:style-name="ro2">
          <table:table-cell table:style-name="Default"/>
          <table:table-cell office:value-type="string">
            <text:p>supplements, and physical activity.</text:p>
          </table:table-cell>
        </table:table-row>
        <table:table-row table:style-name="ro4">
          <table:table-cell office:value-type="string">
            <text:p>Exercise: </text:p>
          </table:table-cell>
          <table:table-cell table:style-name="ce1" office:value-type="string">
            <text:p><text:span text:style-name="T1">Arterial O</text:span><text:span text:style-name="T2">2 </text:span><text:span text:style-name="T1">and CO</text:span><text:span text:style-name="T2">2 </text:span><text:span text:style-name="T1">content are well controlled by homeostatic mechanisms. Venous</text:span></text:p>
          </table:table-cell>
        </table:table-row>
        <table:table-row table:style-name="ro2">
          <table:table-cell table:style-name="Default"/>
          <table:table-cell office:value-type="string">
            <text:p>content is not.</text:p>
          </table:table-cell>
        </table:table-row>
        <table:table-row table:style-name="ro2">
          <table:table-cell office:value-type="string">
            <text:p>Furosemide</text:p>
          </table:table-cell>
          <table:table-cell office:value-type="string">
            <text:p><text:s/>loop, inhibits Na‐K‐Cl symporters + stimulate prostaglandin release (vasodilation</text:p>
          </table:table-cell>
        </table:table-row>
        <table:table-row table:style-name="ro4">
          <table:table-cell table:style-name="Default"/>
          <table:table-cell table:style-name="ce4" office:value-type="string">
            <text:p><text:span text:style-name="T3"></text:span><text:span text:style-name="T1">increase RBF).</text:span></text:p>
          </table:table-cell>
        </table:table-row>
        <table:table-row table:style-name="ro2">
          <table:table-cell office:value-type="string">
            <text:p>concurrent use</text:p>
          </table:table-cell>
          <table:table-cell office:value-type="string">
            <text:p>loop diuretics and NSAIDs (inhibits prostaglandin)</text:p>
          </table:table-cell>
        </table:table-row>
        <table:table-row table:style-name="ro4">
          <table:table-cell office:value-type="string">
            <text:p>Anaphylaxis</text:p>
          </table:table-cell>
          <table:table-cell table:style-name="ce4" office:value-type="string">
            <text:p><text:span text:style-name="T1">mast cell degranulation</text:span><text:span text:style-name="T3"></text:span><text:span text:style-name="T1">tryptase</text:span></text:p>
          </table:table-cell>
        </table:table-row>
        <table:table-row table:style-name="ro2">
          <table:table-cell office:value-type="string">
            <text:p>Progesterone</text:p>
          </table:table-cell>
          <table:table-cell office:value-type="string">
            <text:p>prevents lactation in 3rd trimester.</text:p>
          </table:table-cell>
        </table:table-row>
        <table:table-row table:style-name="ro4">
          <table:table-cell office:value-type="string">
            <text:p>Vagal stimulation</text:p>
          </table:table-cell>
          <table:table-cell table:style-name="ce4" office:value-type="string">
            <text:p><text:span text:style-name="T3"></text:span><text:span text:style-name="T1">bronchi constriction</text:span><text:span text:style-name="T3"></text:span><text:span text:style-name="T1">increase work of breathing</text:span></text:p>
          </table:table-cell>
        </table:table-row>
        <table:table-row table:style-name="ro2">
          <table:table-cell office:value-type="string">
            <text:p>Allergic triad</text:p>
          </table:table-cell>
          <table:table-cell office:value-type="string">
            <text:p>allergic rhinitis / atopic dermatitis / asthma. Use methacholine to induce bronchoconstriction in asthma.</text:p>
          </table:table-cell>
        </table:table-row>
        <table:table-row table:style-name="ro2">
          <table:table-cell office:value-type="string">
            <text:p>Phenoxybenzamine</text:p>
          </table:table-cell>
          <table:table-cell office:value-type="string">
            <text:p>non‐selective alpha‐adrenergic antagonist used in pheochromocytoma.</text:p>
          </table:table-cell>
        </table:table-row>
        <table:table-row table:style-name="ro2">
          <table:table-cell office:value-type="string">
            <text:p>1g of protein / carbohydrate </text:p>
          </table:table-cell>
          <table:table-cell office:value-type="string">
            <text:p>4 cal, 1g of fat = 9 cal.</text:p>
          </table:table-cell>
        </table:table-row>
        <table:table-row table:style-name="ro2">
          <table:table-cell office:value-type="string">
            <text:p>Contraction </text:p>
          </table:table-cell>
          <table:table-cell office:value-type="string">
            <text:p>begins when depolarization allows calcium from ECF to enter cell through voltage‐</text:p>
          </table:table-cell>
        </table:table-row>
        <table:table-row table:style-name="ro4">
          <table:table-cell table:style-name="Default"/>
          <table:table-cell table:style-name="ce5" office:value-type="string">
            <text:p><text:span text:style-name="T1">dependent Ca</text:span><text:span text:style-name="T2">2+ </text:span><text:span text:style-name="T1">channels</text:span><text:span text:style-name="T3"></text:span><text:span text:style-name="T1">stimulates ryanodine receptors</text:span><text:span text:style-name="T3"></text:span><text:span text:style-name="T1">release of calcium from SR.</text:span></text:p>
          </table:table-cell>
        </table:table-row>
        <table:table-row table:style-name="ro4">
          <table:table-cell office:value-type="string">
            <text:p>Packed RBC transfusion </text:p>
          </table:table-cell>
          <table:table-cell table:style-name="ce5" office:value-type="string">
            <text:p><text:span text:style-name="T1">has citrate which will chelate Ca</text:span><text:span text:style-name="T2">2+ </text:span><text:span text:style-name="T3"> </text:span><text:span text:style-name="T1">hypocalcemia.</text:span></text:p>
          </table:table-cell>
        </table:table-row>
        <table:table-row table:style-name="ro2">
          <table:table-cell office:value-type="string">
            <text:p>. PAH concentration</text:p>
          </table:table-cell>
          <table:table-cell office:value-type="string">
            <text:p>the lowest at Bowman's capsule. Excreted amount &gt;&gt; filtered amount.</text:p>
          </table:table-cell>
        </table:table-row>
        <table:table-row table:style-name="ro4">
          <table:table-cell table:style-name="ce1" office:value-type="string">
            <text:p><text:span text:style-name="T1">CF's Cl</text:span><text:span text:style-name="T2">‐ </text:span><text:span text:style-name="T1">channel</text:span></text:p>
          </table:table-cell>
          <table:table-cell office:value-type="string">
            <text:p>ATP‐gated.</text:p>
          </table:table-cell>
        </table:table-row>
        <table:table-row table:style-name="ro4">
          <table:table-cell office:value-type="string">
            <text:p>Shock</text:p>
          </table:table-cell>
          <table:table-cell table:style-name="ce4" office:value-type="string">
            <text:p><text:span text:style-name="T1">↓</text:span><text:span text:style-name="T1">RPF</text:span><text:span text:style-name="T3"></text:span><text:span text:style-name="T1">↑ATII</text:span><text:span text:style-name="T3"></text:span><text:span text:style-name="T1">efferent arteriole constriction</text:span><text:span text:style-name="T3"></text:span><text:span text:style-name="T1">rescue some GFR</text:span><text:span text:style-name="T3"></text:span><text:span text:style-name="T1">GFR won't</text:span></text:p>
          </table:table-cell>
        </table:table-row>
        <table:table-row table:style-name="ro4">
          <table:table-cell table:style-name="Default"/>
          <table:table-cell table:style-name="ce4" office:value-type="string">
            <text:p><text:span text:style-name="T1">decrease too much</text:span><text:span text:style-name="T3"></text:span><text:span text:style-name="T1">↑FF</text:span></text:p>
          </table:table-cell>
        </table:table-row>
        <table:table-row table:style-name="ro2">
          <table:table-cell office:value-type="string">
            <text:p>&gt;60% of filtered fluid</text:p>
          </table:table-cell>
          <table:table-cell office:value-type="string">
            <text:p>reabsorbed in PT.</text:p>
          </table:table-cell>
        </table:table-row>
        <table:table-row table:style-name="ro2">
          <table:table-cell office:value-type="string">
            <text:p>Pulmonary embolism</text:p>
          </table:table-cell>
          <table:table-cell office:value-type="string">
            <text:p>dyspnea + swelling of calf.</text:p>
          </table:table-cell>
        </table:table-row>
        <table:table-row table:style-name="ro4">
          <table:table-cell office:value-type="string">
            <text:p>Aldosterone</text:p>
          </table:table-cell>
          <table:table-cell table:style-name="ce1" office:value-type="string">
            <text:p><text:span text:style-name="T1">stimulate H</text:span><text:span text:style-name="T2">+ </text:span><text:span text:style-name="T1">secretion from intercalated cells of collecting tubules</text:span></text:p>
          </table:table-cell>
        </table:table-row>
        <table:table-row table:style-name="ro2">
          <table:table-cell table:style-name="Default" office:value-type="string">
            <text:p>pulmonary vascular resistance </text:p>
          </table:table-cell>
          <table:table-cell office:value-type="string">
            <text:p>lowest at functional residual capacity (Chest wall expansion</text:p>
          </table:table-cell>
        </table:table-row>
        <table:table-row table:style-name="ro2">
          <table:table-cell table:style-name="Default"/>
          <table:table-cell office:value-type="string">
            <text:p>force = lung recoil force). Inhalation increases PVR due to the pressure placed on pulmonary vessels by the expanding alveoli. Forced exhalation increases PVR due to the collapsing positive pressure placed on the lung parenchyma.</text:p>
          </table:table-cell>
        </table:table-row>
        <table:table-row table:style-name="ro2">
          <table:table-cell office:value-type="string">
            <text:p>The heart</text:p>
          </table:table-cell>
          <table:table-cell office:value-type="string">
            <text:p>has the highest oxygen demand, so it's venous blood has the lowest oxygen content.</text:p>
          </table:table-cell>
        </table:table-row>
        <table:table-row table:style-name="ro2">
          <table:table-cell office:value-type="string">
            <text:p>In chronic renal failure</text:p>
          </table:table-cell>
          <table:table-cell office:value-type="string">
            <text:p>Calcium is decreased due to retention of phosphate and decreased vit D</text:p>
          </table:table-cell>
        </table:table-row>
        <table:table-row table:style-name="ro4">
          <table:table-cell table:style-name="Default"/>
          <table:table-cell table:style-name="ce4" office:value-type="string">
            <text:p><text:span text:style-name="T3"></text:span><text:span text:style-name="T1">secondary hyperparathyroidism</text:span></text:p>
          </table:table-cell>
        </table:table-row>
        <table:table-row table:style-name="ro4">
          <table:table-cell office:value-type="string">
            <text:p>In poor alveolar ventilation, </text:p>
          </table:table-cell>
          <table:table-cell table:style-name="ce1" office:value-type="string">
            <text:p><text:span text:style-name="T1">the alveolar PO</text:span><text:span text:style-name="T2">2 </text:span><text:span text:style-name="T1">is close to the arterial PO</text:span><text:span text:style-name="T2">2</text:span><text:span text:style-name="T1">. In poor alveolar</text:span></text:p>
          </table:table-cell>
        </table:table-row>
        <table:table-row table:style-name="ro4">
          <table:table-cell table:style-name="Default"/>
          <table:table-cell table:style-name="ce1" office:value-type="string">
            <text:p><text:span text:style-name="T1">perfusion, the alveolar PO</text:span><text:span text:style-name="T2">2 </text:span><text:span text:style-name="T1">is a bit less than the tracheal PO</text:span><text:span text:style-name="T2">2</text:span><text:span text:style-name="T1">. In complete shunt, alveolar PO</text:span><text:span text:style-name="T2">2 </text:span><text:span text:style-name="T1">is</text:span></text:p>
          </table:table-cell>
        </table:table-row>
        <table:table-row table:style-name="ro4">
          <table:table-cell table:style-name="Default"/>
          <table:table-cell table:style-name="ce1" office:value-type="string">
            <text:p><text:span text:style-name="T1">equal to tracheal PO</text:span><text:span text:style-name="T2">2</text:span><text:span text:style-name="T1">.</text:span></text:p>
          </table:table-cell>
        </table:table-row>
        <table:table-row table:style-name="ro2">
          <table:table-cell office:value-type="string">
            <text:p>Dobutamine</text:p>
          </table:table-cell>
          <table:table-cell office:value-type="string">
            <text:p>increases heart contractility.</text:p>
          </table:table-cell>
        </table:table-row>
        <table:table-row table:style-name="ro2">
          <table:table-cell office:value-type="string">
            <text:p>First 14 days of menstrual cycle</text:p>
          </table:table-cell>
          <table:table-cell office:value-type="string">
            <text:p>proliferative phase (glands are tubular, and narrow, lined with</text:p>
          </table:table-cell>
        </table:table-row>
        <table:table-row table:style-name="ro2">
          <table:table-cell table:style-name="Default"/>
          <table:table-cell office:value-type="string">
            <text:p>pseudostratified, elongated, mitotically active epithelial cells)</text:p>
          </table:table-cell>
        </table:table-row>
        <table:table-row table:style-name="ro2">
          <table:table-cell office:value-type="string">
            <text:p><text:s/>Last 14 days</text:p>
          </table:table-cell>
          <table:table-cell office:value-type="string">
            <text:p>luteal phase</text:p>
          </table:table-cell>
        </table:table-row>
        <table:table-row table:style-name="ro2">
          <table:table-cell table:style-name="Default"/>
          <table:table-cell office:value-type="string">
            <text:p>(edematous endometrial stroma, tortuous spiral arteries)</text:p>
          </table:table-cell>
        </table:table-row>
        <table:table-row table:style-name="ro2">
          <table:table-cell office:value-type="string">
            <text:p>Restrictive lung diseases</text:p>
          </table:table-cell>
          <table:table-cell office:value-type="string">
            <text:p><text:s/>associated with decreased lung volumes and increased peak</text:p>
          </table:table-cell>
        </table:table-row>
        <table:table-row table:style-name="ro2">
          <table:table-cell table:style-name="Default"/>
          <table:table-cell office:value-type="string">
            <text:p>expiratory flow rates due to radial traction exerted on the conducting airways by the fibrotic</text:p>
          </table:table-cell>
        </table:table-row>
        <table:table-row table:style-name="ro2">
          <table:table-cell table:style-name="Default"/>
          <table:table-cell office:value-type="string">
            <text:p>lung.</text:p>
          </table:table-cell>
        </table:table-row>
        <table:table-row table:style-name="ro4">
          <table:table-cell office:value-type="string">
            <text:p>AV shunt </text:p>
          </table:table-cell>
          <table:table-cell table:style-name="ce4" office:value-type="string">
            <text:p><text:span text:style-name="T1">allows arterial blood to enter venous blood directly</text:span><text:span text:style-name="T3"></text:span><text:span text:style-name="T1">increase preload in heart</text:span></text:p>
          </table:table-cell>
        </table:table-row>
        <table:table-row table:style-name="ro2">
          <table:table-cell office:value-type="string">
            <text:p>Paroxysmal supraventricular tachycardia</text:p>
          </table:table-cell>
          <table:table-cell office:value-type="string">
            <text:p>a common dysrhythmia that frequently occurs in</text:p>
          </table:table-cell>
        </table:table-row>
        <table:table-row table:style-name="ro2">
          <table:table-cell table:style-name="Default"/>
          <table:table-cell office:value-type="string">
            <text:p>patients with no other heart disease. The cause is typically a re‐entrant circuit in the AV node. Episodes are treated with adenosine in hospital, but carotid sinus massage and Valsalva can also be used.</text:p>
          </table:table-cell>
        </table:table-row>
        <table:table-row table:style-name="ro4">
          <table:table-cell office:value-type="string">
            <text:p>Valsalva maneuver and standing position </text:p>
          </table:table-cell>
          <table:table-cell table:style-name="ce4" office:value-type="string">
            <text:p><text:span text:style-name="T1">can be used to differentiate between various causes of systolic murmur in left heart. They decrease venous return</text:span><text:span text:style-name="T3"></text:span><text:span text:style-name="T1">reducing left ventricular volume. Mitral valve prolapse and hypertrophic cardiomyopathy murmur become more audible. Squatting and Valsalva release (increase venous return) have opposite effect.</text:span></text:p>
          </table:table-cell>
        </table:table-row>
        <table:table-row table:style-name="ro2">
          <table:table-cell office:value-type="string">
            <text:p>S3 sound </text:p>
          </table:table-cell>
          <table:table-cell office:value-type="string">
            <text:p>results from left ventricular failure or restrictive cardiomyopathy. S3 can be accentuated by lying on the left and exhale fully.</text:p>
          </table:table-cell>
        </table:table-row>
        <table:table-row table:style-name="ro2">
          <table:table-cell office:value-type="string">
            <text:p><text:s/>Medullary collecting duct</text:p>
          </table:table-cell>
          <table:table-cell office:value-type="string">
            <text:p>ADH; </text:p>
          </table:table-cell>
        </table:table-row>
        <table:table-row table:style-name="ro2">
          <table:table-cell office:value-type="string">
            <text:p>Cortical collecting duct</text:p>
          </table:table-cell>
          <table:table-cell office:value-type="string">
            <text:p><text:s/>aldosterone</text:p>
          </table:table-cell>
        </table:table-row>
        <table:table-row table:style-name="ro2">
          <table:table-cell office:value-type="string">
            <text:p>Down to terminal bronchiles</text:p>
          </table:table-cell>
          <table:table-cell office:value-type="string">
            <text:p>ciliated cells to clear dust; down to smallest bronchi: mucus‐</text:p>
          </table:table-cell>
        </table:table-row>
        <table:table-row table:style-name="ro2">
          <table:table-cell table:style-name="Default"/>
          <table:table-cell office:value-type="string">
            <text:p>secreting cells.</text:p>
          </table:table-cell>
        </table:table-row>
        <table:table-row table:style-name="ro2">
          <table:table-cell office:value-type="string">
            <text:p>ANP:</text:p>
          </table:table-cell>
          <table:table-cell office:value-type="string">
            <text:p>a. Kidney: dilates afferent arterioles, limits Na+ reabsorption (in PT) and inhibits renin secretion</text:p>
          </table:table-cell>
        </table:table-row>
        <table:table-row table:style-name="ro2">
          <table:table-cell table:style-name="Default"/>
          <table:table-cell office:value-type="string">
            <text:p>b. Adrenal gland: restricts aldosterone secretion c. Blood vessels: relaxes vascular smooth muscles in arterioles and venules, increases</text:p>
          </table:table-cell>
        </table:table-row>
        <table:table-row table:style-name="ro2">
          <table:table-cell table:style-name="Default"/>
          <table:table-cell office:value-type="string">
            <text:p>capillary permeability.</text:p>
          </table:table-cell>
        </table:table-row>
        <table:table-row table:style-name="ro2">
          <table:table-cell office:value-type="string">
            <text:p>selection bias.</text:p>
          </table:table-cell>
          <table:table-cell office:value-type="string">
            <text:p>Always look for volunteering in the study </text:p>
          </table:table-cell>
        </table:table-row>
        <table:table-row table:style-name="ro2">
          <table:table-cell office:value-type="string">
            <text:p>Proficiency bias:</text:p>
          </table:table-cell>
          <table:table-cell office:value-type="string">
            <text:p>different skill levels of the physicians affect outcomes of the treatment.</text:p>
          </table:table-cell>
        </table:table-row>
        <table:table-row table:style-name="ro2">
          <table:table-cell office:value-type="string">
            <text:p>p value</text:p>
          </table:table-cell>
          <table:table-cell office:value-type="string">
            <text:p>provides Type I error (if null hypothesis were rejected). Type II error = 1 ‐ Power. It</text:p>
          </table:table-cell>
        </table:table-row>
        <table:table-row table:style-name="ro2">
          <table:table-cell table:style-name="Default"/>
          <table:table-cell office:value-type="string">
            <text:p>represents the likelihood that the study results do not accurately reflect results in the larger</text:p>
          </table:table-cell>
        </table:table-row>
        <table:table-row table:style-name="ro2">
          <table:table-cell table:style-name="Default"/>
          <table:table-cell office:value-type="string">
            <text:p>population.</text:p>
          </table:table-cell>
        </table:table-row>
        <table:table-row table:style-name="ro2">
          <table:table-cell office:value-type="string">
            <text:p>Primary prevention </text:p>
          </table:table-cell>
          <table:table-cell office:value-type="string">
            <text:p>will decrease incidence, and then mortality rate decline will follow.</text:p>
          </table:table-cell>
        </table:table-row>
        <table:table-row table:style-name="ro2">
          <table:table-cell office:value-type="string">
            <text:p>Case series</text:p>
          </table:table-cell>
          <table:table-cell office:value-type="string">
            <text:p>ollects detailed info about people who are all believed to have the same disease or</text:p>
          </table:table-cell>
        </table:table-row>
        <table:table-row table:style-name="ro2">
          <table:table-cell table:style-name="Default"/>
          <table:table-cell office:value-type="string">
            <text:p>condition. No control group, and it does not classify participants as having / not having a risk</text:p>
          </table:table-cell>
        </table:table-row>
        <table:table-row table:style-name="ro2">
          <table:table-cell table:style-name="Default"/>
          <table:table-cell office:value-type="string">
            <text:p>factor.</text:p>
          </table:table-cell>
        </table:table-row>
        <table:table-row table:style-name="ro2">
          <table:table-cell office:value-type="string">
            <text:p>Case control studies</text:p>
          </table:table-cell>
          <table:table-cell office:value-type="string">
            <text:p>odds ratio = AD/BC</text:p>
          </table:table-cell>
        </table:table-row>
        <table:table-row table:style-name="ro2">
          <table:table-cell office:value-type="string">
            <text:p>Cohort </text:p>
          </table:table-cell>
          <table:table-cell office:value-type="string">
            <text:p>relative risk = [A/(A+B)] / [C/(C+D)]</text:p>
          </table:table-cell>
        </table:table-row>
        <table:table-row table:style-name="ro2">
          <table:table-cell office:value-type="string">
            <text:p>Lower threshold</text:p>
          </table:table-cell>
          <table:table-cell office:value-type="string">
            <text:p><text:s/>increase NPV</text:p>
          </table:table-cell>
        </table:table-row>
        <table:table-row table:style-name="ro2">
          <table:table-cell office:value-type="string">
            <text:p>Berkson's bias:</text:p>
          </table:table-cell>
          <table:table-cell office:value-type="string">
            <text:p>selection bias</text:p>
          </table:table-cell>
        </table:table-row>
        <table:table-row table:style-name="ro2">
          <table:table-cell office:value-type="string">
            <text:p>Pygmalion effect:</text:p>
          </table:table-cell>
          <table:table-cell office:value-type="string">
            <text:p><text:s/>researcher's beliefs in efficacy of treatment can affect the outcome</text:p>
          </table:table-cell>
        </table:table-row>
        <table:table-row table:style-name="ro2">
          <table:table-cell office:value-type="string">
            <text:p>Hawthorne effect:</text:p>
          </table:table-cell>
          <table:table-cell office:value-type="string">
            <text:p>tendency of a study population to affect an outcome due to the knowledge of being studied.</text:p>
          </table:table-cell>
        </table:table-row>
        <table:table-row table:style-name="ro2">
          <table:table-cell office:value-type="string">
            <text:p>Attributable risk percent (ARP)</text:p>
          </table:table-cell>
          <table:table-cell office:value-type="string">
            <text:p>(RR‐1)/RR = excess risk in a population that can be explained by exposure to a particular risk factor.</text:p>
          </table:table-cell>
        </table:table-row>
        <table:table-row table:style-name="ro2">
          <table:table-cell office:value-type="string">
            <text:p>3 most common cancers (incidence) in women</text:p>
          </table:table-cell>
          <table:table-cell office:value-type="string">
            <text:p>Breast, lung, colon.</text:p>
          </table:table-cell>
        </table:table-row>
        <table:table-row table:style-name="ro2">
          <table:table-cell office:value-type="string">
            <text:p>3 most common cancer deaths in women</text:p>
          </table:table-cell>
          <table:table-cell office:value-type="string">
            <text:p>Lung, breast, colon</text:p>
          </table:table-cell>
        </table:table-row>
        <table:table-row table:style-name="ro2">
          <table:table-cell office:value-type="string">
            <text:p>Smoking cessation</text:p>
          </table:table-cell>
          <table:table-cell office:value-type="string">
            <text:p>can decrease mortality risk greatly.</text:p>
          </table:table-cell>
        </table:table-row>
        <table:table-row table:style-name="ro2">
          <table:table-cell office:value-type="string">
            <text:p>Effect modification</text:p>
          </table:table-cell>
          <table:table-cell office:value-type="string">
            <text:p>when the effect of a main exposure on an outcome is modified by another</text:p>
          </table:table-cell>
        </table:table-row>
        <table:table-row table:style-name="ro2">
          <table:table-cell table:style-name="Default"/>
          <table:table-cell office:value-type="string">
            <text:p>variable. It is not a bias. It's a natural phenomenon that should be described, not corrected.</text:p>
          </table:table-cell>
        </table:table-row>
        <table:table-row table:style-name="ro2">
          <table:table-cell office:value-type="string">
            <text:p>Matching</text:p>
          </table:table-cell>
          <table:table-cell office:value-type="string">
            <text:p>one method to control confounding (case‐control).</text:p>
          </table:table-cell>
        </table:table-row>
        <table:table-row table:style-name="ro2">
          <table:table-cell office:value-type="string">
            <text:p>Observer's bias:</text:p>
          </table:table-cell>
          <table:table-cell office:value-type="string">
            <text:p>Ascertainment (sampling) bias: caused by observing a sample instead of the whole population.</text:p>
          </table:table-cell>
        </table:table-row>
        <table:table-row table:style-name="ro2">
          <table:table-cell office:value-type="string">
            <text:p>NNT</text:p>
          </table:table-cell>
          <table:table-cell office:value-type="string">
            <text:p>1 / ARR. ARR = C/(C+D) ‐ B/(A+B).</text:p>
          </table:table-cell>
        </table:table-row>
        <table:table-row table:style-name="ro2">
          <table:table-cell office:value-type="string">
            <text:p>If p value is larger</text:p>
          </table:table-cell>
          <table:table-cell office:value-type="string">
            <text:p><text:s/>it probably means that the sample size is not big enough.</text:p>
          </table:table-cell>
        </table:table-row>
        <table:table-row table:style-name="ro2">
          <table:table-cell office:value-type="string">
            <text:p><text:s/>PPV will ↑</text:p>
          </table:table-cell>
          <table:table-cell office:value-type="string">
            <text:p>with prevalence, and NPV will ↓ with prevalence.</text:p>
          </table:table-cell>
        </table:table-row>
        <table:table-row table:style-name="ro2">
          <table:table-cell office:value-type="string">
            <text:p>A reliable (precise) test</text:p>
          </table:table-cell>
          <table:table-cell office:value-type="string">
            <text:p>is reproducible. Validity is accuracy.</text:p>
          </table:table-cell>
        </table:table-row>
        <table:table-row table:style-name="ro2">
          <table:table-cell office:value-type="string">
            <text:p>Latent period</text:p>
          </table:table-cell>
          <table:table-cell office:value-type="string">
            <text:p>is important in chronic disease epidemiology. An extended period of continuous</text:p>
          </table:table-cell>
        </table:table-row>
        <table:table-row table:style-name="ro2">
          <table:table-cell table:style-name="Default"/>
          <table:table-cell office:value-type="string">
            <text:p>exposure may be required before the outcome is affected.</text:p>
          </table:table-cell>
        </table:table-row>
        <table:table-row table:style-name="ro2">
          <table:table-cell office:value-type="string">
            <text:p>Lost to follow‐up </text:p>
          </table:table-cell>
          <table:table-cell office:value-type="string">
            <text:p>can result in selection bias.</text:p>
          </table:table-cell>
        </table:table-row>
        <table:table-row table:style-name="ro2">
          <table:table-cell table:style-name="ce3" office:value-type="string">
            <text:p>MD</text:p>
          </table:table-cell>
          <table:table-cell table:style-name="ce6" office:value-type="string">
            <text:p><text:span text:style-name="T4">CL/Cp</text:span><text:span text:style-name="T5">ss </text:span><text:span text:style-name="T4">/F.</text:span></text:p>
          </table:table-cell>
        </table:table-row>
        <table:table-row table:style-name="ro2">
          <table:table-cell table:style-name="ce3" office:value-type="string">
            <text:p>Dosing rate</text:p>
          </table:table-cell>
          <table:table-cell table:style-name="ce3" office:value-type="string">
            <text:p><text:s/>Css / CL.</text:p>
          </table:table-cell>
        </table:table-row>
        <table:table-row table:style-name="ro3" table:number-rows-repeated="2">
          <table:table-cell table:style-name="Default" table:number-columns-repeated="2"/>
        </table:table-row>
        <table:table-row table:style-name="ro3">
          <table:table-cell table:style-name="Default" office:value-type="string">
            <text:p>relative risk</text:p>
          </table:table-cell>
          <table:table-cell table:style-name="Default" office:value-type="string">
            <text:p>RR= ( a/a+b) /( C/C+b) </text:p>
          </table:table-cell>
        </table:table-row>
        <table:table-row table:style-name="ro3">
          <table:table-cell table:style-name="Default" office:value-type="string">
            <text:p>attributable risk </text:p>
          </table:table-cell>
          <table:table-cell table:style-name="Default" office:value-type="string">
            <text:p>AR= ( a/a+b) -( c/c+d) </text:p>
          </table:table-cell>
        </table:table-row>
        <table:table-row table:style-name="ro3">
          <table:table-cell table:style-name="Default" office:value-type="string">
            <text:p>henserson hasselbalch </text:p>
          </table:table-cell>
          <table:table-cell table:style-name="Default" office:value-type="string">
            <text:p>pH= pKa + log ( HCO3) / 0.03 PCO2 </text:p>
          </table:table-cell>
        </table:table-row>
        <table:table-row table:style-name="ro3">
          <table:table-cell table:style-name="Default" office:value-type="string">
            <text:p>Volume of distribution </text:p>
          </table:table-cell>
          <table:table-cell table:style-name="Default" office:value-type="string">
            <text:p>Vd= amount of drug in the body/ plasma drug concentration </text:p>
          </table:table-cell>
        </table:table-row>
        <table:table-row table:style-name="ro3">
          <table:table-cell table:style-name="Default" office:value-type="string">
            <text:p>clearance </text:p>
          </table:table-cell>
          <table:table-cell table:style-name="Default" office:value-type="string">
            <text:p>CL= rate of elimination of drug/ plasma drug concentration </text:p>
          </table:table-cell>
        </table:table-row>
        <table:table-row table:style-name="ro3">
          <table:table-cell table:style-name="Default" office:value-type="string">
            <text:p>half life </text:p>
          </table:table-cell>
          <table:table-cell table:style-name="Default" office:value-type="string">
            <text:p>T 1/2= 0.7 * Vd/ CL</text:p>
          </table:table-cell>
        </table:table-row>
        <table:table-row table:style-name="ro3">
          <table:table-cell table:style-name="Default" office:value-type="string">
            <text:p>loading dose </text:p>
          </table:table-cell>
          <table:table-cell table:style-name="Default" office:value-type="string">
            <text:p>Ld= Cp * Vd/ F </text:p>
          </table:table-cell>
        </table:table-row>
        <table:table-row table:style-name="ro3">
          <table:table-cell table:style-name="Default" office:value-type="string">
            <text:p>maintenance dose </text:p>
          </table:table-cell>
          <table:table-cell table:style-name="Default" office:value-type="string">
            <text:p>MD= Cp * CL/ F </text:p>
          </table:table-cell>
        </table:table-row>
        <table:table-row table:style-name="ro3">
          <table:table-cell table:style-name="Default" office:value-type="string">
            <text:p>cardia output </text:p>
          </table:table-cell>
          <table:table-cell table:style-name="Default" office:value-type="string">
            <text:p>CO= Rate of O2 consumption / ( arterial O2 content – venous O2 content) </text:p>
          </table:table-cell>
        </table:table-row>
        <table:table-row table:style-name="ro3">
          <table:table-cell table:style-name="Default" office:value-type="string">
            <text:p>cardiac output </text:p>
          </table:table-cell>
          <table:table-cell table:style-name="Default" office:value-type="string">
            <text:p>CO= strock volume * total peripheral resistance </text:p>
          </table:table-cell>
        </table:table-row>
        <table:table-row table:style-name="ro3">
          <table:table-cell table:style-name="Default" office:value-type="string">
            <text:p>mean arterial pressure </text:p>
          </table:table-cell>
          <table:table-cell table:style-name="Default" office:value-type="string">
            <text:p>MAP= cardiac output * total peripheral resistance </text:p>
          </table:table-cell>
        </table:table-row>
        <table:table-row table:style-name="ro3">
          <table:table-cell table:style-name="Default" office:value-type="string">
            <text:p>mean arteral <text:s/>pressure </text:p>
          </table:table-cell>
          <table:table-cell table:style-name="Default" office:value-type="string">
            <text:p>MAP= 1/3 systolic + 2/3 diastolic </text:p>
          </table:table-cell>
        </table:table-row>
        <table:table-row table:style-name="ro3">
          <table:table-cell table:style-name="Default" office:value-type="string">
            <text:p>stroke volume </text:p>
          </table:table-cell>
          <table:table-cell table:style-name="Default" office:value-type="string">
            <text:p>SV= end diastolic volume – end systolic volume </text:p>
          </table:table-cell>
        </table:table-row>
        <table:table-row table:style-name="ro3">
          <table:table-cell table:style-name="Default" office:value-type="string">
            <text:p>ejection fraction </text:p>
          </table:table-cell>
          <table:table-cell table:style-name="Default" office:value-type="string">
            <text:p>EF= stroke volume/ end diastolic volume * 100 </text:p>
          </table:table-cell>
        </table:table-row>
        <table:table-row table:style-name="ro3">
          <table:table-cell table:style-name="Default" office:value-type="string">
            <text:p>resistance </text:p>
          </table:table-cell>
          <table:table-cell table:style-name="Default" office:value-type="string">
            <text:p>R= driving pressure/ flow = 8 ( voscosity) * length / r4</text:p>
          </table:table-cell>
        </table:table-row>
        <table:table-row table:style-name="ro3">
          <table:table-cell table:style-name="Default" office:value-type="string">
            <text:p>GFR </text:p>
          </table:table-cell>
          <table:table-cell table:style-name="Default" office:value-type="string">
            <text:p>GFR = U inulin * V/ P inulin = C inulin </text:p>
          </table:table-cell>
        </table:table-row>
        <table:table-row table:style-name="ro3">
          <table:table-cell table:style-name="Default" office:value-type="string">
            <text:p>effective renal plasma flow</text:p>
          </table:table-cell>
          <table:table-cell table:style-name="Default" office:value-type="string">
            <text:p>UpaH * V/ PpAH = CPAH</text:p>
          </table:table-cell>
        </table:table-row>
        <table:table-row table:style-name="ro3">
          <table:table-cell table:style-name="Default" office:value-type="string">
            <text:p>renal blood flow </text:p>
          </table:table-cell>
          <table:table-cell table:style-name="Default" office:value-type="string">
            <text:p>RBF= RPF/ ( 1-Hct) </text:p>
          </table:table-cell>
        </table:table-row>
        <table:table-row table:style-name="ro3">
          <table:table-cell table:style-name="Default" office:value-type="string">
            <text:p>Filtration fraction (FF)</text:p>
          </table:table-cell>
          <table:table-cell table:style-name="Default" office:value-type="string">
            <text:p>ff= GFR/ RPF </text:p>
          </table:table-cell>
        </table:table-row>
        <table:table-row table:style-name="ro3">
          <table:table-cell table:style-name="Default" office:value-type="string">
            <text:p>Free water clearance </text:p>
          </table:table-cell>
          <table:table-cell table:style-name="Default" office:value-type="string">
            <text:p>CH2O= V-Cosm </text:p>
          </table:table-cell>
        </table:table-row>
        <table:table-row table:style-name="ro3">
          <table:table-cell table:style-name="Default" office:value-type="string">
            <text:p>physiology dead space </text:p>
          </table:table-cell>
          <table:table-cell table:style-name="Default" office:value-type="string">
            <text:p>VD= VT * ( PaCO2 -PeCO2) / Pa CO2</text:p>
          </table:table-cell>
        </table:table-row>
      </table:table>
      <table:table table:name="Sheet2" table:style-name="ta1" table:print="false">
        <table:table-column table:style-name="co3" table:default-cell-style-name="Default"/>
        <table:table-row table:style-name="ro3">
          <table:table-cell/>
        </table:table-row>
      </table:table>
      <table:table table:name="Sheet3" table:style-name="ta1" table:print="false">
        <table:table-column table:style-name="co3"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Regular" svg:font-family="Wingdings-Regular"/>
    <style:font-face style:name="ArialMT" svg:font-family="ArialMT"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5">07/25/2010</text:date>, <text:time>10:41: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24T19:00:17</meta:creation-date>
    <dc:date>2010-07-25T10:41:19</dc:date>
    <dc:creator>Jianshi Huang</dc:creator>
    <meta:editing-duration>PT01H10M35S</meta:editing-duration>
    <meta:editing-cycles>4</meta:editing-cycles>
    <meta:generator>OpenOffice.org/3.2$Unix OpenOffice.org_project/320m12$Build-9483</meta:generator>
    <meta:document-statistic meta:table-count="3" meta:cell-count="365" meta:object-count="0"/>
  </office:meta>
</office:document-meta>
</file>